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74b" officeooo:paragraph-rsid="0005974b"/>
    </style:style>
    <style:style style:name="P2" style:family="paragraph" style:parent-style-name="Standard">
      <style:text-properties officeooo:rsid="000606a7" officeooo:paragraph-rsid="000606a7"/>
    </style:style>
    <style:style style:name="P3" style:family="paragraph" style:parent-style-name="Standard">
      <style:text-properties officeooo:rsid="0007bbe7" officeooo:paragraph-rsid="0007bbe7"/>
    </style:style>
    <style:style style:name="P4" style:family="paragraph" style:parent-style-name="Standard">
      <style:text-properties officeooo:rsid="00095ce7" officeooo:paragraph-rsid="00095ce7"/>
    </style:style>
    <style:style style:name="P5" style:family="paragraph" style:parent-style-name="Standard">
      <style:text-properties officeooo:rsid="000a9abc" officeooo:paragraph-rsid="000a9abc"/>
    </style:style>
    <style:style style:name="P6" style:family="paragraph" style:parent-style-name="Standard">
      <style:text-properties officeooo:rsid="000d177a" officeooo:paragraph-rsid="000d177a"/>
    </style:style>
    <style:style style:name="P7" style:family="paragraph" style:parent-style-name="Standard">
      <style:text-properties officeooo:rsid="000e6d7f" officeooo:paragraph-rsid="000e6d7f"/>
    </style:style>
    <style:style style:name="P8" style:family="paragraph" style:parent-style-name="Standard">
      <style:text-properties officeooo:rsid="000efdda" officeooo:paragraph-rsid="000efdda"/>
    </style:style>
    <style:style style:name="T1" style:family="text">
      <style:text-properties officeooo:rsid="000b6d02"/>
    </style:style>
    <style:style style:name="T2" style:family="text">
      <style:text-properties officeooo:rsid="000fdffd"/>
    </style:style>
    <style:style style:name="T3" style:family="text">
      <style:text-properties officeooo:rsid="0010c7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representação de dados </text:p>
      <text:p text:style-name="P1"/>
      <text:p text:style-name="P1">os bits constituem a forma básica da representação de dados de um computador </text:p>
      <text:p text:style-name="P1"/>
      <text:p text:style-name="P1">sistemas de computação </text:p>
      <text:p text:style-name="P1">unidades de informação </text:p>
      <text:p text:style-name="P1"/>
      <text:p text:style-name="P1">8 bits = 1 Byte </text:p>
      <text:p text:style-name="P1">para passar de bit para Bite, divide por 8 </text:p>
      <text:p text:style-name="P1">para passar Byte para bit, multiplica por 8</text:p>
      <text:p text:style-name="P1">(usar regra de 3)</text:p>
      <text:p text:style-name="P1"/>
      <text:p text:style-name="P2">-o computador armazena e move os dados eletronicamente sob forma de voltagem ou corrente elétrica </text:p>
      <text:p text:style-name="P2">-a representação dos valores elétricos e feito de forma binária (0 e 1)</text:p>
      <text:p text:style-name="P2">-quando os bits são agrupados em um conjunto ordenado com 8 valores, temos a unidade de medida Byte </text:p>
      <text:p text:style-name="P2"/>
      <text:p text:style-name="P3">ex: 0010 1100</text:p>
      <text:p text:style-name="P3">cada dígito é 1 bit, a linha toda com 8 bits equivale a 1 Byte </text:p>
      <text:p text:style-name="P3"/>
      <text:p text:style-name="P4">o bit é a menor unidade de informação possível em um sistema de computação </text:p>
      <text:p text:style-name="P4"/>
      <text:p text:style-name="P5">4 conjuntos formados nas unidades de informação </text:p>
      <text:p text:style-name="P5">-conjunto ordenado de Bytes(linha de 8 digitos bits) constitui uma palavra </text:p>
      <text:p text:style-name="P5">-conjunto estruturado de palavras forma um registro </text:p>
      <text:p text:style-name="P5">-conjunto organizado de registros forma um arquivo </text:p>
      <text:p text:style-name="P5">-conjunto <text:span text:style-name="T1">organizado de arquivos forma um banco de dados </text:span></text:p>
      <text:p text:style-name="P5"/>
      <text:p text:style-name="P6">múltiplos e submúltiplos </text:p>
      <text:p text:style-name="P7">acima do bit, que é o mínimo, temos o: </text:p>
      <text:p text:style-name="P7">K, M, G, T </text:p>
      <text:p text:style-name="P7">Kilo, Mega, Giga e Tera </text:p>
      <text:p text:style-name="P7"/>
      <text:p text:style-name="P7">em base 2, cada casa aumenta 1 décimo, (2 a 10, 2 a 20, 2 a 30, 2 a 40)</text:p>
      <text:p text:style-name="P7">em base 10, cada casa aumenta o décimo de 3 em 3 (10 a 3, 10 a 6, 10 a 9, 10 a 12)</text:p>
      <text:p text:style-name="P7"/>
      <text:p text:style-name="P7">quando a conversão é para esquerda(medida maior) é divisão </text:p>
      <text:p text:style-name="P7">quando a conversão é para a direita(medida menor) multiplica </text:p>
      <text:p text:style-name="P7"/>
      <text:p text:style-name="P8">representação das informações no computador </text:p>
      <text:p text:style-name="P8">-<text:span text:style-name="T2">o bit é a representação natural, a menor unidade possível de representação (0 e 1) binário </text:span></text:p>
      <text:p text:style-name="P8">-<text:span text:style-name="T3">caractere, registro, arquivo, banco de dados </text:span></text:p>
      <text:p text:style-name="P8">-</text:p>
      <text:p text:style-name="P7"/>
      <text:p text:style-name="P7"/>
      <text:p text:style-name="P7"/>
      <text:p text:style-name="P7"/>
      <text:p text:style-name="P6"/>
      <text:p text:style-name="P5"/>
      <text:p text:style-name="P5"><text:soft-page-break/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12:51:24.289000000</meta:creation-date>
    <dc:date>2024-01-05T17:42:46.699000000</dc:date>
    <meta:editing-duration>PT4H51M17S</meta:editing-duration>
    <meta:editing-cycles>1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2" meta:word-count="280" meta:character-count="1532" meta:non-whitespace-character-count="1259"/>
  </office:meta>
</office:document-meta>
</file>